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OR req.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5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5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A+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OR 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7" calcext:value-type="float">
            <text:p>2047</text:p>
          </table:table-cell>
          <table:table-cell table:number-columns-repeated="7"/>
          <table:table-cell office:value-type="string" calcext:value-type="string">
            <text:p>A OR 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 OR C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 OR 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 OR B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 OR 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 OR C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A OR B OR 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 OR B OR C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string" calcext:value-type="string">
            <text:p>A</text:p>
          </table:table-cell>
          <table:table-cell office:value-type="float" office:value="1479" calcext:value-type="float">
            <text:p>147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B</text:p>
          </table:table-cell>
          <table:table-cell table:formula="of:=62+512" office:value-type="float" office:value="574" calcext:value-type="float">
            <text:p>57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C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C</text:p>
          </table:table-cell>
          <table:table-cell table:formula="of:=1536-512" office:value-type="float" office:value="1024" calcext:value-type="float">
            <text:p>102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 OR B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A OR B</text:p>
          </table:table-cell>
          <table:table-cell table:style-name="ce1" table:formula="of:= BITOR ([.U19];[.U20])" office:value-type="float" office:value="2047" calcext:value-type="float">
            <text:p>204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 OR C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A OR C</text:p>
          </table:table-cell>
          <table:table-cell table:formula="of:=BITOR([.U19];[.U21])" office:value-type="float" office:value="1479" calcext:value-type="float">
            <text:p>147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 OR C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string" calcext:value-type="string">
            <text:p>B OR C</text:p>
          </table:table-cell>
          <table:table-cell table:formula="of:=BITOR ([.U20];[.U21])" office:value-type="float" office:value="1598" calcext:value-type="float">
            <text:p>159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 OR B OR C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A OR B OR C</text:p>
          </table:table-cell>
          <table:table-cell office:value-type="float" office:value="2047" calcext:value-type="float">
            <text:p>2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8:29:55.905359892</meta:creation-date>
    <dc:date>2022-01-21T09:05:34.935263735</dc:date>
    <meta:editing-duration>PT2M58S</meta:editing-duration>
    <meta:editing-cycles>1</meta:editing-cycles>
    <meta:document-statistic meta:table-count="1" meta:cell-count="138" meta:object-count="0"/>
    <meta:generator>LibreOffice/7.1.6.2.0$Linux_X86_64 LibreOffice_project/10$Build-2</meta:generator>
  </office:meta>
</office:document-meta>
</file>